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monospace"/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271" officeooo:paragraph-rsid="0012f271"/>
    </style:style>
    <style:style style:name="P2" style:family="paragraph" style:parent-style-name="Standard">
      <style:text-properties officeooo:rsid="00148574" officeooo:paragraph-rsid="00148574"/>
    </style:style>
    <style:style style:name="P3" style:family="paragraph" style:parent-style-name="Standard">
      <style:text-properties officeooo:rsid="00154b72" officeooo:paragraph-rsid="00154b72"/>
    </style:style>
    <style:style style:name="P4" style:family="paragraph" style:parent-style-name="Standard">
      <style:text-properties officeooo:paragraph-rsid="0017ad00"/>
    </style:style>
    <style:style style:name="P5" style:family="paragraph" style:parent-style-name="Standard">
      <style:text-properties officeooo:paragraph-rsid="001dba4d"/>
    </style:style>
    <style:style style:name="P6" style:family="paragraph" style:parent-style-name="Standard">
      <style:text-properties fo:color="#729fcf" style:font-name="Monospace" fo:font-size="10pt" officeooo:paragraph-rsid="001f3f3a" fo:background-color="transparent" style:font-size-asian="10pt"/>
    </style:style>
    <style:style style:name="P7" style:family="paragraph" style:parent-style-name="Standard">
      <style:text-properties fo:color="#729fcf" officeooo:rsid="002a1d8c" officeooo:paragraph-rsid="002a1d8c" fo:background-color="#333333"/>
    </style:style>
    <style:style style:name="P8" style:family="paragraph" style:parent-style-name="Standard">
      <style:text-properties fo:color="#729fcf" officeooo:rsid="002a65bf" officeooo:paragraph-rsid="002a1d8c" fo:background-color="#333333"/>
    </style:style>
    <style:style style:name="P9" style:family="paragraph" style:parent-style-name="Standard">
      <style:text-properties fo:color="#729fcf" officeooo:rsid="0028b9fc" officeooo:paragraph-rsid="0028b9fc" fo:background-color="#333333"/>
    </style:style>
    <style:style style:name="P10" style:family="paragraph" style:parent-style-name="Standard">
      <style:text-properties fo:color="#729fcf" officeooo:rsid="0026cbc6" officeooo:paragraph-rsid="0028b9fc" fo:background-color="#333333"/>
    </style:style>
    <style:style style:name="P11" style:family="paragraph" style:parent-style-name="Standard">
      <style:text-properties fo:color="#729fcf" officeooo:rsid="0026cbc6" officeooo:paragraph-rsid="002a65bf" fo:background-color="#333333"/>
    </style:style>
    <style:style style:name="P12" style:family="paragraph" style:parent-style-name="Standard">
      <style:text-properties fo:color="#000000" officeooo:rsid="001f3f3a" officeooo:paragraph-rsid="001f3f3a" fo:background-color="transparent"/>
    </style:style>
    <style:style style:name="P13" style:family="paragraph" style:parent-style-name="Standard">
      <style:text-properties fo:color="#000000" officeooo:rsid="00246bdd" officeooo:paragraph-rsid="00246bdd" fo:background-color="transparent"/>
    </style:style>
    <style:style style:name="P14" style:family="paragraph" style:parent-style-name="Standard">
      <style:text-properties fo:color="#000000" officeooo:rsid="00257d6b" officeooo:paragraph-rsid="00257d6b" fo:background-color="transparent"/>
    </style:style>
    <style:style style:name="P15" style:family="paragraph" style:parent-style-name="Standard">
      <style:text-properties fo:color="#000000" officeooo:rsid="0026cbc6" officeooo:paragraph-rsid="0026cbc6" fo:background-color="transparent"/>
    </style:style>
    <style:style style:name="P16" style:family="paragraph" style:parent-style-name="Standard">
      <style:text-properties fo:color="#000000" officeooo:rsid="0028b9fc" officeooo:paragraph-rsid="0028b9fc" fo:background-color="transparent"/>
    </style:style>
    <style:style style:name="P17" style:family="paragraph" style:parent-style-name="Standard">
      <style:text-properties fo:color="#000000" officeooo:rsid="0028b9fc" officeooo:paragraph-rsid="002a65bf" fo:background-color="transparent"/>
    </style:style>
    <style:style style:name="P18" style:family="paragraph" style:parent-style-name="Standard">
      <style:text-properties fo:color="#000000" officeooo:rsid="002a1d8c" officeooo:paragraph-rsid="002a1d8c" fo:background-color="transparent"/>
    </style:style>
    <style:style style:name="P19" style:family="paragraph" style:parent-style-name="Standard">
      <style:text-properties fo:color="#000000" officeooo:rsid="002a65bf" officeooo:paragraph-rsid="002a65bf" fo:background-color="transparent"/>
    </style:style>
    <style:style style:name="P20" style:family="paragraph" style:parent-style-name="Standard">
      <style:text-properties fo:color="#000000" officeooo:rsid="002cf65f" officeooo:paragraph-rsid="002cf65f" fo:background-color="transparent"/>
    </style:style>
    <style:style style:name="P21" style:family="paragraph" style:parent-style-name="Standard">
      <style:text-properties fo:color="#000000" officeooo:rsid="002cf65f" officeooo:paragraph-rsid="002d49d7" fo:background-color="transparent"/>
    </style:style>
    <style:style style:name="P22" style:family="paragraph" style:parent-style-name="Standard">
      <style:text-properties fo:color="#000000" officeooo:rsid="00333df3" officeooo:paragraph-rsid="00333df3" fo:background-color="transparent"/>
    </style:style>
    <style:style style:name="P23" style:family="paragraph" style:parent-style-name="Standard">
      <style:text-properties fo:color="#000000" style:font-name="Liberation Serif" fo:font-size="12pt" officeooo:rsid="002541cf" officeooo:paragraph-rsid="002541cf" fo:background-color="transparent" style:font-size-asian="12pt" style:font-size-complex="12pt"/>
    </style:style>
    <style:style style:name="P24" style:family="paragraph" style:parent-style-name="Standard">
      <style:text-properties fo:color="#e6e6fa" style:font-name="Monospace" fo:font-size="10pt" officeooo:rsid="00246bdd" officeooo:paragraph-rsid="00246bdd" fo:background-color="#333333" style:font-size-asian="10pt"/>
    </style:style>
    <style:style style:name="P25" style:family="paragraph" style:parent-style-name="Standard">
      <style:text-properties fo:font-variant="normal" fo:text-transform="none" fo:color="#212121" style:font-name="Liberation Serif" fo:font-size="9pt" fo:letter-spacing="normal" fo:font-style="normal" fo:font-weight="normal" officeooo:rsid="0035c4bb" officeooo:paragraph-rsid="0035c4bb" fo:background-color="transparent"/>
    </style:style>
    <style:style style:name="P26" style:family="paragraph" style:parent-style-name="Standard">
      <style:text-properties fo:font-variant="normal" fo:text-transform="none" fo:color="#212121" style:font-name="Liberation Serif" fo:font-size="12pt" fo:letter-spacing="normal" fo:font-style="normal" fo:font-weight="normal" officeooo:rsid="0035c4bb" officeooo:paragraph-rsid="0035c4bb" fo:background-color="transparent" style:font-size-asian="10.5pt" style:font-size-complex="12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29fcf" fo:background-color="transparen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fo:background-color="transparent" style:font-size-asian="12pt" style:font-size-complex="12pt"/>
    </style:style>
    <style:style style:name="P29" style:family="paragraph" style:parent-style-name="Text_20_body">
      <style:text-properties officeooo:rsid="001dba4d" officeooo:paragraph-rsid="001dba4d"/>
    </style:style>
    <style:style style:name="P30" style:family="paragraph" style:parent-style-name="Text_20_body">
      <style:text-properties officeooo:paragraph-rsid="001f3f3a"/>
    </style:style>
    <style:style style:name="P31" style:family="paragraph" style:parent-style-name="Text_20_body">
      <style:text-properties officeooo:rsid="0031a1ef" officeooo:paragraph-rsid="0031a1ef"/>
    </style:style>
    <style:style style:name="P3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1a1ef" officeooo:paragraph-rsid="0031a1ef" style:font-size-asian="12pt" style:font-size-complex="12pt"/>
    </style:style>
    <style:style style:name="P33" style:family="paragraph" style:parent-style-name="Text_20_body">
      <style:text-properties fo:color="#000000" style:font-name="Liberation Serif" fo:font-size="12pt" officeooo:paragraph-rsid="001f3f3a" fo:background-color="transparent" style:font-size-asian="12pt" style:font-size-complex="12pt"/>
    </style:style>
    <style:style style:name="T1" style:family="text">
      <style:text-properties officeooo:rsid="0017ad00"/>
    </style:style>
    <style:style style:name="T2" style:family="text">
      <style:text-properties fo:color="#000000" style:font-name="Liberation Serif" fo:font-size="12pt" officeooo:rsid="0017ad00" fo:background-color="transparent" loext:char-shading-value="0" style:font-size-asian="12pt" style:font-size-complex="12pt"/>
    </style:style>
    <style:style style:name="T3" style:family="text">
      <style:text-properties fo:color="#000000" style:font-name="Liberation Serif" fo:font-size="12pt" style:font-size-asian="12pt" style:font-size-complex="12pt"/>
    </style:style>
    <style:style style:name="T4" style:family="text">
      <style:text-properties fo:color="#000000" officeooo:rsid="001f3f3a" fo:background-color="transparent" loext:char-shading-value="0"/>
    </style:style>
    <style:style style:name="T5" style:family="text">
      <style:text-properties fo:color="#000000" officeooo:rsid="001dba4d" fo:background-color="transparent" loext:char-shading-value="0"/>
    </style:style>
    <style:style style:name="T6" style:family="text">
      <style:text-properties fo:color="#000000" officeooo:rsid="00203911" fo:background-color="transparent" loext:char-shading-value="0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fo:font-variant="normal" fo:text-transform="none" fo:color="#729fcf" style:font-name="Consolas" fo:font-size="10pt" fo:letter-spacing="normal" fo:font-style="normal" fo:font-weight="normal" fo:background-color="#373737" loext:char-shading-value="0" style:font-size-asian="10pt" style:font-size-complex="10pt" loext:padding="0cm" loext:border="none"/>
    </style:style>
    <style:style style:name="T9" style:family="text">
      <style:text-properties fo:font-variant="normal" fo:text-transform="none" fo:color="#729fcf" style:font-name="Consolas" fo:font-size="10pt" fo:letter-spacing="normal" fo:font-style="normal" fo:font-weight="normal" officeooo:rsid="001dba4d" fo:background-color="#373737" loext:char-shading-value="0" style:font-size-asian="10pt" style:font-size-complex="10pt" loext:padding="0cm" loext:border="none"/>
    </style:style>
    <style:style style:name="T10" style:family="text">
      <style:text-properties fo:color="#729fcf"/>
    </style:style>
    <style:style style:name="T11" style:family="text">
      <style:text-properties fo:color="#729fcf" style:font-name="Liberation Serif" fo:font-size="12pt" officeooo:rsid="0017ad00" fo:background-color="transparent" loext:char-shading-value="0" style:font-size-asian="12pt" style:font-size-complex="12pt"/>
    </style:style>
    <style:style style:name="T12" style:family="text">
      <style:text-properties fo:color="#729fcf" fo:background-color="#333333" loext:char-shading-value="0"/>
    </style:style>
    <style:style style:name="T13" style:family="text">
      <style:text-properties fo:color="#729fcf" officeooo:rsid="001dba4d" fo:background-color="#333333" loext:char-shading-value="0"/>
    </style:style>
    <style:style style:name="T14" style:family="text">
      <style:text-properties fo:color="#729fcf" officeooo:rsid="002a65bf" fo:background-color="#333333" loext:char-shading-value="0"/>
    </style:style>
    <style:style style:name="T15" style:family="text">
      <style:text-properties fo:color="#729fcf" officeooo:rsid="002d49d7" fo:background-color="#333333" loext:char-shading-value="0"/>
    </style:style>
    <style:style style:name="T16" style:family="text">
      <style:text-properties officeooo:rsid="00190414"/>
    </style:style>
    <style:style style:name="T17" style:family="text">
      <style:text-properties officeooo:rsid="001dba4d"/>
    </style:style>
    <style:style style:name="T18" style:family="text">
      <style:text-properties officeooo:rsid="001f3f3a"/>
    </style:style>
    <style:style style:name="T19" style:family="text">
      <style:text-properties officeooo:rsid="00203911"/>
    </style:style>
    <style:style style:name="T20" style:family="text">
      <style:text-properties officeooo:rsid="002541cf"/>
    </style:style>
    <style:style style:name="T21" style:family="text">
      <style:text-properties fo:color="#d9e8f7" style:font-name="Monospace" fo:font-size="10pt" fo:background-color="#333333" loext:char-shading-value="0" style:font-size-asian="10pt"/>
    </style:style>
    <style:style style:name="T22" style:family="text">
      <style:text-properties fo:color="#80f2f6" style:font-name="Monospace" fo:font-size="10pt" fo:background-color="#333333" loext:char-shading-value="0" style:font-size-asian="10pt"/>
    </style:style>
    <style:style style:name="T23" style:family="text">
      <style:text-properties fo:color="#e6e6fa" style:font-name="Monospace" fo:font-size="10pt" fo:background-color="#333333" loext:char-shading-value="0" style:font-size-asian="10pt"/>
    </style:style>
    <style:style style:name="T24" style:family="text">
      <style:text-properties fo:color="#b166da" style:font-name="Monospace" fo:font-size="10pt" fo:background-color="#333333" loext:char-shading-value="0" style:font-size-asian="10pt"/>
    </style:style>
    <style:style style:name="T25" style:family="text">
      <style:text-properties fo:color="#1eb540" style:font-name="Monospace" fo:font-size="10pt" fo:background-color="#333333" loext:char-shading-value="0" style:font-size-asian="10pt"/>
    </style:style>
    <style:style style:name="T26" style:family="text">
      <style:text-properties fo:color="#f9faf4" style:font-name="Monospace" fo:font-size="10pt" fo:background-color="#333333" loext:char-shading-value="0" style:font-size-asian="10pt"/>
    </style:style>
    <style:style style:name="T27" style:family="text">
      <style:text-properties fo:color="#1290c3" style:font-name="Monospace" fo:font-size="10pt" fo:background-color="#333333" loext:char-shading-value="0" style:font-size-asian="10pt"/>
    </style:style>
    <style:style style:name="T28" style:family="text">
      <style:text-properties fo:color="#79abff" style:font-name="Monospace" fo:font-size="10pt" fo:background-color="#333333" loext:char-shading-value="0" style:font-size-asian="10pt"/>
    </style:style>
    <style:style style:name="T29" style:family="text">
      <style:text-properties officeooo:rsid="00257d6b"/>
    </style:style>
    <style:style style:name="T30" style:family="text">
      <style:text-properties officeooo:rsid="0028b9fc"/>
    </style:style>
    <style:style style:name="T31" style:family="text">
      <style:text-properties fo:color="#ff0000" fo:background-color="#333333" loext:char-shading-value="0"/>
    </style:style>
    <style:style style:name="T32" style:family="text">
      <style:text-properties fo:color="#ff0000" officeooo:rsid="002a65bf" fo:background-color="#333333" loext:char-shading-value="0"/>
    </style:style>
    <style:style style:name="T33" style:family="text">
      <style:text-properties fo:color="#ff0000" officeooo:rsid="002d49d7"/>
    </style:style>
    <style:style style:name="T34" style:family="text">
      <style:text-properties officeooo:rsid="002d49d7"/>
    </style:style>
    <style:style style:name="T35" style:family="text">
      <style:text-properties officeooo:rsid="0031a1ef"/>
    </style:style>
    <style:style style:name="T36" style:family="text">
      <style:text-properties officeooo:rsid="0032e5e6"/>
    </style:style>
    <style:style style:name="T37" style:family="text">
      <style:text-properties officeooo:rsid="00337c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 Data </text:p>
      <text:p text:style-name="P1"/>
      <text:p text:style-name="P1">Funcão: é um framework criado para ajudar na integracão com o database </text:p>
      <text:p text:style-name="P1"/>
      <text:p text:style-name="P2">Dentro desse framework nos temos um arquivo chamado application.properties é la que as configuracões do Spring ficam.</text:p>
      <text:p text:style-name="P2"/>
      <text:p text:style-name="P3">Dentro do Spring Data nos temos o JPA, Hibernate, jdbc, driver </text:p>
      <text:p text:style-name="P3"/>
      <text:p text:style-name="P4"><text:span text:style-name="T1">para inicializar o framework precisamos chamar o metodo run da classe </text:span><text:span text:style-name="T2">SpringApplication no final o codigo fica assim</text:span><text:span text:style-name="T11"> </text:span><text:span text:style-name="Source_20_Text"><text:span text:style-name="T8">SpringApplication.run(SpringDataApplication.class, args)</text:span></text:span></text:p>
      <text:p text:style-name="P4"><text:span text:style-name="Source_20_Text"><text:span text:style-name="T8"/></text:span></text:p>
      <text:p text:style-name="P5"><text:span text:style-name="Source_20_Text"><text:span text:style-name="T9"/></text:span></text:p>
      <text:p text:style-name="Text_20_body"/>
      <text:p text:style-name="P29">Repositorys</text:p>
      <text:p text:style-name="Text_20_body"><text:line-break/><text:span text:style-name="T16">Para manipular entidades vamos usar Repositorys, </text:span><text:span text:style-name="T17">ou seja sempre que você tiver uma entidade e deseja manipular ela, crie um repositorio para ela, um repositorio é uma interface que normalmente leva o nome da Entity + Repository </text:span><text:span text:style-name="T19">ex: CargoRepository</text:span><text:span text:style-name="T17">, ele tem que extender outra interface chamada CrudRepository que recebe dois parametros </text:span><text:span text:style-name="T19">(</text:span><text:span text:style-name="T17">o nome da entity e o tipo da chave primaria</text:span><text:span text:style-name="T19">)</text:span><text:span text:style-name="T17"> dela </text:span><text:span text:style-name="T19">é</text:span><text:span text:style-name="T17"> gracas a essa </text:span><text:span text:style-name="T19">interface CrudRepository</text:span><text:span text:style-name="T17"> que podemos manipular a Entity com facilidade, um repository, deve receber </text:span><text:span text:style-name="T19">o</text:span><text:span text:style-name="T17"> comentário @Repository.</text:span></text:p>
      <text:p text:style-name="Text_20_body"/>
      <text:p text:style-name="P31">Tipos de Repository: </text:p>
      <text:p text:style-name="P31">CrudRepository – serve para 90% dos problemas </text:p>
      <text:p text:style-name="P32">PagingAndSortingRepository – separar em paginas, fazer paginacão.</text:p>
      <text:p text:style-name="P31">JpaRepository – manipular grandes quantidades de dados de uma só vez</text:p>
      <text:p text:style-name="Text_20_body">...</text:p>
      <text:p text:style-name="P29">Como manipular a entity </text:p>
      <text:p text:style-name="P29"/>
      <text:p text:style-name="P30"><text:span text:style-name="T17">Voce devera entrar na classe SpringDataApplication e implementar a interface CommandLineRunner ela vai vim com um metodo obrigatorio </text:span><text:span text:style-name="T18">chamado </text:span><text:span text:style-name="T17">“</text:span><text:span text:style-name="T18">run”</text:span><text:span text:style-name="T17">, esse metodo serve para executar outros comando dps do programa ser Startado com o </text:span><text:span text:style-name="T13">SpringApplication.run </text:span><text:span text:style-name="T4">alem disso você também precisa de uma instancia d</text:span><text:span text:style-name="T6">a interface</text:span><text:span text:style-name="T4"> Repository que você criou, mas como ele é uma interface para você instanciar ele é necessario uma pequena gambiarra, você vai criar um construtor para a classe </text:span><text:span text:style-name="T5">SpringDataApplication </text:span><text:span text:style-name="T4">e nela você vai adicionar como parametro o repository e vai colocar ele como variavel também Ex: </text:span></text:p>
      <text:p text:style-name="P33">private final CargoRepository repository;<text:tab/><text:tab/><text:tab/><text:tab/><text:tab/><text:tab/><text:tab/><text:tab/><text:tab/><text:tab/><text:tab/><text:tab/><text:tab/><text:tab/><text:tab/><text:tab/><text:tab/><text:tab/><text:tab/></text:p>
      <text:p text:style-name="P28">public SpringDataApplication(CargoRepository repository) {<text:tab/></text:p>
      <text:p text:style-name="P27"><text:span text:style-name="T3"><text:tab/>this.repository = repository<text:tab/><text:tab/></text:span><text:span text:style-name="T7"><text:tab/><text:tab/><text:tab/></text:span></text:p>
      <text:p text:style-name="P6"><text:tab/><text:tab/><text:tab/><text:tab/><text:tab/><text:tab/><text:tab/><text:tab/><text:tab/><text:tab/><text:tab/><text:tab/></text:p>
      <text:p text:style-name="P12"><text:soft-page-break/>Agora você já pode usar os metodos do CrudRepository, você vai usalos dentro do metodo run, la você pode usar metodos como repository.save(Instancia da entity); para salvar dados no database <text:s/></text:p>
      <text:p text:style-name="P12"/>
      <text:p text:style-name="P14">Derived Queries</text:p>
      <text:p text:style-name="P13"/>
      <text:p text:style-name="P13">usando o Spring a maioria das buscas são bastante simples alem do repository já vim com varias buscas <text:span text:style-name="T20">você pode criar as q n tem de maneira bem simples, você vai abrir o repository que você criou e dentro dele vai colocar um metodo seguindo esse padrão findBy por exemplo se você quiser procurar pelo nome findByNome, se for pelo preco findByPreco se for pelo nome e pelo preco findByNomeAndPreco e assim vai, você também tem que passar o que esse metodo vai retornar e quais são os parametros dele, por exemplo: </text:span></text:p>
      <text:p text:style-name="P13"/>
      <text:p text:style-name="P13"><text:span text:style-name="T22">List</text:span><text:span text:style-name="T23">&lt;</text:span><text:span text:style-name="T24">Funcionario</text:span><text:span text:style-name="T23">&gt;</text:span><text:span text:style-name="T21"> </text:span><text:span text:style-name="T25">findByNome</text:span><text:span text:style-name="T26">(</text:span><text:span text:style-name="T27">String</text:span><text:span text:style-name="T21"> </text:span><text:span text:style-name="T28">nome</text:span><text:span text:style-name="T26">)</text:span><text:span text:style-name="T23">;</text:span></text:p>
      <text:p text:style-name="P24"/>
      <text:p text:style-name="P23">você pode olhar outras criacoes de <text:span text:style-name="T29">querys</text:span> no <text:span text:style-name="T29">site </text:span>https://www.baeldung.com/spring-data-derived-queries</text:p>
      <text:p text:style-name="P13"/>
      <text:p text:style-name="P15">Fazer query com JPQL</text:p>
      <text:p text:style-name="P15"/>
      <text:p text:style-name="P15">para fazer uma query com jpql você vai usar quase a mesma assinatura de uma Derived query o que ela vai retorna, o nome dela e os parametros exemplo: <text:span text:style-name="T12">List&lt;Funcionario&gt; findNomeSalario(String nome, float salario);</text:span><text:span text:style-name="T10"> </text:span><text:s/><text:span text:style-name="T30">agora o nome não tem que seguir uma logica obrigatoria, em cima desse metodo você precisa colocar a anotac<text:tab/>ão @Query e dentro dos parênteses dela você coloca o JPQL</text:span></text:p>
      <text:p text:style-name="P16">exemplo <text:span text:style-name="T12">@Query(“select f from Funcionairo f where f.nome = :nome and f.salario = :salario) </text:span>no final vai ficar algo assim: </text:p>
      <text:p text:style-name="P9"/>
      <text:p text:style-name="P9"/>
      <text:p text:style-name="P9">@Query(“select f from Funcionairo f where f.nome = :nome and f.salario = :salario) </text:p>
      <text:p text:style-name="P10">List&lt;Funcionario&gt; findNomeSalario(String nome, float salario); </text:p>
      <text:p text:style-name="P10"/>
      <text:p text:style-name="P10"/>
      <text:p text:style-name="P16">O nome que você da aos parametros tem que ser o mesmo que você coloca dps dos : porque afinal é esse valor dos parametros que você tá usando como filtro, <text:span text:style-name="T37">caso você n queira usar o mesmo nome você pode passar a anotacão @Param() com o nome da referencia na query dentro dos parametros da anotacão. Seguindo o exemplo a cima eu poderia passar como parametro do metodo (@Param(“nome”) String nomeFuncionario, @Param(“salario”) float salarioFuncionario);</text:span></text:p>
      <text:p text:style-name="P16"/>
      <text:p text:style-name="P18">Vamos dizer que você quer fazer uma pesquisa atráves de uma tabela relacional por exemplo você tem uma tabela chamada funcionarios e essa funcionarios te uma coluna para cargo e você quer uma lista de funcionarios com um cargo especifico essa busca fica assim:</text:p>
      <text:p text:style-name="P18"/>
      <text:p text:style-name="P7">List&lt;Funcionario&gt; findByCargoDescricao(String descricao)</text:p>
      <text:p text:style-name="P18"/>
      <text:p text:style-name="P22">Regras das buscas relacionais: o nome da tabela, no exemplo a cima “Cargo” é o nome que você deu dentro da tabela “Funcionarios” para referenciar Cargo, ent as vezes não é o nome da tabela em si, já o nome do campo “Descricão” é o nome que você deu em “Cargo” msm </text:p>
      <text:p text:style-name="P18"/>
      <text:p text:style-name="P18">se o nome da Entity for composto você vai ter que usar um _ por exemplo agora o nome da entity vai ser CargoFuncionario</text:p>
      <text:p text:style-name="P18"/>
      <text:p text:style-name="P7">List&lt;Funcionario&gt; findByCargoFucionario_Descricao(String descricao)</text:p>
      <text:p text:style-name="P7"/>
      <text:p text:style-name="P8"/>
      <text:p text:style-name="P19"><text:soft-page-break/>Native querys</text:p>
      <text:p text:style-name="P8"/>
      <text:p text:style-name="P19">Você também pode fazer Native querys, oq seria native querys são querys escritas da mesma forma que o seu banco de dados, e não como JPQL para fazer uma native query é bem simples e parecido com uma query com JPQL você apenas vai setar value como o a query e no final vai setar nativeQuery = true, no final fica assim: <text:s/></text:p>
      <text:p text:style-name="P19"/>
      <text:p text:style-name="P17"><text:span text:style-name="T12">@Query(</text:span><text:span text:style-name="T32">value</text:span><text:span text:style-name="T14"> = </text:span><text:span text:style-name="T12">“select * from </text:span><text:span text:style-name="T14">funcionarios</text:span><text:span text:style-name="T12"> f where </text:span><text:span text:style-name="T14">f.nome</text:span><text:span text:style-name="T12"> = :nome and f.salario = :salario” </text:span><text:span text:style-name="T32">nativeQuery</text:span><text:span text:style-name="T14"> = true</text:span><text:span text:style-name="T12">) </text:span></text:p>
      <text:p text:style-name="P11">List&lt;Funcionario&gt; findNomeSalario(String nome, float salario); </text:p>
      <text:p text:style-name="P11"/>
      <text:p text:style-name="P19">agora você esta usando native query ent n esquece que as tabelas e colunas devem ser referenciadas como estão no database e não nas entitys, <text:span text:style-name="T37">da mesma forma que nas Derived Querys você pode setar as variaveis(caso você deseje colocar com um nome diferente) usando a anotacão @Param</text:span></text:p>
      <text:p text:style-name="P19"/>
      <text:p text:style-name="P19"/>
      <text:p text:style-name="P19"/>
      <text:p text:style-name="P20">Fazer paginacão. </text:p>
      <text:p text:style-name="P20"/>
      <text:p text:style-name="P21">Fazer paginacão seria apresentar o resultado de uma pesquisa em partes onde o usuario escolhe qual é a parte em que ele quer ver, traduzin<text:span text:style-name="T34">d</text:span>o é como se fosse um livro e o próprio usuario escolhesse a pagina, para fazer paginacão primeiro passo é mudar o Repository que a sua EntityRepository extende agr invés dela extender o CrudRepository, ela vai extender o PagingAndSortingRepository ele vai recebr os mesmos parametros que CrudRepository, após isso já fica possível fazer a paginacão. Primeiro você vai dentro da consulta desejada nos temos que criar um request de page para retornar exatamente a pagina que o cliente quer usar para criala você usa o metodo PageRequest.of que retorna um Pageable ou seja<text:span text:style-name="T12"> Pageable pageable = PageRequest.of() </text:span><text:s/>o PageRequest.of recebe 3 parametros (page, size, sort) o primeiro é a pagina que o usuario quer acessar o segundo é quantos registros vão estar naquela pagina e o terceiro você cria u<text:span text:style-name="T35">m Sort que é o tipo de ordenacão da lista,</text:span> <text:span text:style-name="T34">no final fica assim </text:span><text:span text:style-name="T12">Pageable </text:span><text:span text:style-name="T31">pageable</text:span><text:span text:style-name="T12"> = PageRequest.of(</text:span><text:span text:style-name="T15">1, 10, Sort.unsort()</text:span><text:span text:style-name="T12">);</text:span> <text:span text:style-name="T35">(Sort.unsort, significa q n tera ordenacão alguma) </text:span><text:span text:style-name="T34">você vai passar esse </text:span><text:span text:style-name="T33">pageable</text:span><text:span text:style-name="T34"> como parametro em uma busca após isso a busca vai retornar um Page</text:span> <text:span text:style-name="T34">e assim a busca vai ser pageada você vai usar esse Page para listar a busca. </text:span><text:span text:style-name="T36">Não se esqueca de importar corretamente as classes elas vem da classe domain</text:span></text:p>
      <text:p text:style-name="P21"/>
      <text:p text:style-name="P26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monospace"/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6:37:36.100897364</meta:creation-date>
    <dc:date>2022-03-22T19:55:18.681842944</dc:date>
    <meta:editing-duration>PT2H16M7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3" meta:paragraph-count="41" meta:word-count="1084" meta:character-count="6864" meta:non-whitespace-character-count="5757"/>
  </office:meta>
</office:document-meta>
</file>